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38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63899" officeooo:paragraph-rsid="00063899" style:font-weight-asian="bold" style:font-weight-complex="bold"/>
    </style:style>
    <style:style style:name="T1" style:family="text">
      <style:text-properties officeooo:rsid="0006389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la siguiendo la clase anterior, hay un tema que definitivamente causa problemas </text:p>
      <text:p text:style-name="Standard">a los estudiantes de secundaria pero no es más que falta de practica, la factorización</text:p>
      <text:p text:style-name="Standard">en la clase pasada vimos que los productos <text:span text:style-name="T1">tenían</text:span> una forma expandida, y mencione, </text:p>
      <text:p text:style-name="Standard">que no siempre es conveniente trabajar con esta forma, pues de hecho en muchas </text:p>
      <text:p text:style-name="Standard">ocasiones es más sencillo, trabajar con el termino sin expandir, al proceso inverso </text:p>
      <text:p text:style-name="Standard">de expandir un producto se le llama factorizar, no es un tema complicado pero si es </text:p>
      <text:p text:style-name="Standard">un tema largo por lo que estaremos viendo el mismo tema durante varias lecciones, </text:p>
      <text:p text:style-name="Standard">para dejarlo muy claro, primeramente veamos los productos notables, y volvamos a ver</text:p>
      <text:p text:style-name="Standard">la tabla de la lección pasada, solo que enfoquemonos en la expansión </text:p>
      <text:p text:style-name="Standard"/>
      <text:p text:style-name="P2">Nota:la tabla esta en la pagina 90</text:p>
      <text:p text:style-name="Standard"/>
      <text:p text:style-name="Standard">nota que como estamos nombrando la expansión reciben un distinto nombre al de los </text:p>
      <text:p text:style-name="Standard">productos notables, los nombres la verda<text:span text:style-name="T1">d</text:span> que no importan, lo importante es saber</text:p>
      <text:p text:style-name="Standard">manipularlos, y por esto es importante ver que forma tienen, fijate en como <text:span text:style-name="T1">por ejemplo en el trinomio cuadrado perfecto, tiene tres términos, el primero y el ultimo están elevados al cuadrado, y el segundo contiene ambas variables,</text:span> <text:s/>ademas que el signo del segundo termino es el que determina</text:p>
      <text:p text:style-name="P1">el signo del binomio, <text:span text:style-name="T1">vamos a dar unos ejemplos para que veas como pueden llegar a ser</text:span></text:p>
      <text:p text:style-name="P1"/>
      <text:p text:style-name="P3">NOTA DAR EJEMPLOS 9X<text:span text:style-name="T2">2</text:span><text:span text:style-name="T3">+30XY+25Y</text:span><text:span text:style-name="T2">2</text:span></text:p>
      <text:p text:style-name="P1"/>
      <text:p text:style-name="P1"><text:s/>yo no incentivo a la memorización sino al <text:span text:style-name="T1">raciocinio</text:span>, pero </text:p>
      <text:p text:style-name="Standard">cuando sabes que vas a presentar un examen especifico de este tema, donde te preguntaran</text:p>
      <text:p text:style-name="Standard">trinomios cuadrados perfectos, y factorizarlos, esta tabla te ayudara mucho, la dejo</text:p>
      <text:p text:style-name="Standard">como un archivo separado para que puedas <text:span text:style-name="T1">revisarla</text:span> y estudiarla, presta</text:p>
      <text:p text:style-name="Standard">más atención en que forma tienen comienzan con un termino elevado a una potencia,</text:p>
      <text:p text:style-name="Standard">cual es el signo del segundo termino, cuantos <text:span text:style-name="T1">términos</text:span> hay; sin embargo te advierto</text:p>
      <text:p text:style-name="Standard">que en la vida real no es necesario saberlos de memoria, de hecho por lo general hay </text:p>
      <text:p text:style-name="Standard">que factorizar expresiones que no se adecuan a lo mostrado en la tabla, sino que por ejemplo</text:p>
      <text:p text:style-name="Standard">tienen coeficientes, al inicio o final, estos tipos de expresiones las veremos </text:p>
      <text:p text:style-name="Standard">en las siguientes lecciones, aun <text:span text:style-name="T1">así</text:span> lo importante y la palabra clave es </text:p>
      <text:p text:style-name="Standard">que factorizar una <text:span text:style-name="T1">expresión</text:span> es encontrar dos expresiones más pequeñas, </text:p>
      <text:p text:style-name="Standard">las cuales al ser multiplicadas den la <text:span text:style-name="T1">expresión</text:span> inicial sin importar el <text:span text:style-name="T1">método</text:span></text:p>
      <text:p text:style-name="Standard">que utilices para averiguar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0:20:16.853000000</meta:creation-date>
    <dc:date>2019-04-26T20:26:25.383000000</dc:date>
    <meta:editing-duration>PT6M9S</meta:editing-duration>
    <meta:editing-cycles>1</meta:editing-cycles>
    <meta:document-statistic meta:table-count="0" meta:image-count="0" meta:object-count="0" meta:page-count="1" meta:paragraph-count="28" meta:word-count="389" meta:character-count="2317" meta:non-whitespace-character-count="1941"/>
    <meta:generator>LibreOffice/6.1.1.2$Windows_X86_64 LibreOffice_project/5d19a1bfa650b796764388cd8b33a5af1f5baa1b</meta:generator>
  </office:meta>
</office:document-meta>
</file>